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6"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7" style:family="paragraph" style:parent-style-name="Standard" style:list-style-name="L4">
      <style:paragraph-properties fo:margin-top="0in" fo:margin-bottom="0.0783in" fo:text-align="start" style:justify-single-word="false"/>
    </style:style>
    <style:style style:name="P28" style:family="paragraph" style:parent-style-name="Standard" style:list-style-name="L5">
      <style:paragraph-properties fo:margin-top="0in" fo:margin-bottom="0.0783in" fo:text-align="start" style:justify-single-word="false"/>
    </style:style>
    <style:style style:name="P29" style:family="paragraph" style:parent-style-name="Standard" style:list-style-name="L5">
      <style:paragraph-properties fo:margin-top="0in" fo:margin-bottom="0.0783in"/>
    </style:style>
    <style:style style:name="P30" style:family="paragraph" style:parent-style-name="Standard" style:list-style-name="L5">
      <style:paragraph-properties fo:margin-top="0in" fo:margin-bottom="0.0783in" fo:line-height="100%" fo:text-align="start" style:justify-single-word="false"/>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3</text:p>
      <text:p text:style-name="P2"/>
      <text:p text:style-name="P10">January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Before You Start<text:tab/>4</text:p>
          <text:p text:style-name="P19">New to the Servlet Container (aka., Java Web Server)<text:tab/>4</text:p>
          <text:p text:style-name="P19">New to Java Language<text:tab/>4</text:p>
          <text:p text:style-name="P18">1. Creating an Application from Scratch<text:tab/>5</text:p>
          <text:p text:style-name="P19">1. Environment Setup<text:tab/>5</text:p>
          <text:p text:style-name="P19">2. Step by Step Tutorial<text:tab/>7</text:p>
          <text:p text:style-name="P18">2. Creating an Application from Scratch (with IDE)<text:tab/>10</text:p>
          <text:p text:style-name="P19">Installing Eclipse IDE<text:tab/>10</text:p>
          <text:p text:style-name="P19">Installing ZK Studio<text:tab/>10</text:p>
          <text:p text:style-name="P19">Setup and Configure ZK Library<text:tab/>10</text:p>
          <text:p text:style-name="P19">Create a New Dynamic Web Project<text:tab/>14</text:p>
          <text:p text:style-name="P18">3. Running A Sample Application<text:tab/>22</text:p>
          <text:p text:style-name="P19">No Installation Required<text:tab/>22</text:p>
          <text:p text:style-name="P19">Installing Sample Application on Your Computer<text:tab/>22</text:p>
          <text:p text:style-name="P18">Appendix A. The Content of Binary Distribution<text:tab/>23</text:p>
          <text:p text:style-name="P19">/doc<text:tab/>23</text:p>
          <text:p text:style-name="P19">/dist/lib<text:tab/>23</text:p>
          <text:p text:style-name="P19">/dist/lib/zkforge<text:tab/>23</text:p>
          <text:p text:style-name="P19">/dist/lib/ext<text:tab/>24</text:p>
          <text:p text:style-name="P19">/dist/src<text:tab/>25</text:p>
          <text:p text:style-name="P19">/dist/xsd<text:tab/>25</text:p>
          <text:p text:style-name="P19">/dist/WEB-INF<text:tab/>25</text:p>
          <text:p text:style-name="P18">Appendix B. The Content of Demo Distribution<text:tab/>26</text:p>
          <text:p text:style-name="P19">/<text:tab/>26</text:p>
          <text:p text:style-name="P19">/zkdemo<text:tab/>26</text:p>
          <text:p text:style-name="P19">/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1221537"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1219524"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1216075" text:continue-list="list31219524"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1215948"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4.3327in" svg:height="4.1346in" draw:z-index="3"><draw:image xlink:href="../images/tomcat.png" xlink:type="simple" xlink:show="embed" xlink:actuate="onLoad"/></draw:frame><text:soft-page-break/></text:p>
        </text:list-item>
        <text:list-item>
          <text:p text:style-name="P34">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1242683"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1234167" text:continue-numbering="true" text:style-name="L2">
        <text:list-item>
          <text:p text:style-name="P31">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1228203" text:continue-numbering="true" text:style-name="L2">
        <text:list-item>
          <text:p text:style-name="P31">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 text:c="4"/>&lt;init-param&gt; </text:p>
      <text:p text:style-name="Code_20_Indent"><text:soft-page-break/><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list xml:id="list31230632" text:continue-numbering="true" text:style-name="L2">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1225434" text:continue-numbering="true" text:style-name="L2">
        <text:list-header>
          <text:p text:style-name="P31"/>
          <text:p text:style-name="P31"/>
          <text:p text:style-name="P31"/>
        </text:list-header>
        <text:list-item>
          <text:p text:style-name="P31"><text:soft-page-break/>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p>
      <text:list xml:id="list31220222" text:continue-numbering="true" text:style-name="L2">
        <text:list-item>
          <text:p text:style-name="P31">Browse the Application</text:p>
          <text:p text:style-name="P31">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1227226" text:continue-list="list31216075"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1232285" text:continue-list="list31227226"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1217500"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0">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1213218"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1226261"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1232743"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1220294" text:continue-list="list31232285" text:style-name="Ordered_20_List">
        <text:list-item text:start-value="1">
          <text:p text:style-name="P32">Download zk-demo-5.0.3.zip from <text:a xlink:type="simple" xlink:href="http://sourceforge.net/project/showfiles.php?group_id=152762&amp;package_id=169309">here (sourceforge.net)</text:a>.</text:p>
          <text:p text:style-name="P32">http://downloads.sourceforge.net/zk1/zk-demo-5.0.3.zip</text:p>
        </text:list-item>
        <text:list-item>
          <text:p text:style-name="P32">Unzip zk-demo-5.0.3.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3.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5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1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3.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3.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10-05-13T11:11:39.36</dc:date>
    <dc:language>en-US</dc:language>
    <meta:editing-cycles>77</meta:editing-cycles>
    <meta:editing-duration>PT03H34M05S</meta:editing-duration>
    <meta:document-statistic meta:table-count="4" meta:image-count="19" meta:object-count="0" meta:page-count="26" meta:paragraph-count="298" meta:word-count="2431" meta:character-count="17573"/>
    <meta:user-defined meta:name="Info 1"/>
    <meta:user-defined meta:name="Info 2"/>
    <meta:user-defined meta:name="Info 3"/>
    <meta:user-defined meta:name="Info 4"/>
  </office:meta>
</office:document-meta>
</file>